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 Devanagari" svg:font-family="'Noto Sans Devanagari'" style:font-family-generic="system" style:font-pitch="variable"/>
    <style:font-face style:name="微软雅黑" svg:font-family="微软雅黑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6cm" fo:min-width="1.056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9cm" fo:min-width="2.6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65cm" fo:min-width="5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65cm" fo:min-width="5.5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1.4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0.8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67cm" fo:min-width="0.4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39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476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65cm" fo:min-width="6.4cm"/>
    </style:style>
    <style:style style:name="gr12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8cm" fo:min-width="2.1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2.95cm" fo:min-width="6.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2cm" svg:height="1.2cm" svg:x="4.5cm" svg:y="1cm">
          <text:p text:style-name="P1">开始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6.2cm" svg:height="2.3cm" svg:x="2.5cm" svg:y="2.8cm">
          <text:p text:style-name="P1">是否自动登录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4" draw:id="id4" draw:layer="layout" svg:width="5.5cm" svg:height="1.9cm" svg:x="2.9cm" svg:y="5.7cm">
          <text:p text:style-name="P1">进入SplashView</text:p>
          <text:p text:style-name="P1">获取UUID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6.2cm" svg:height="2.3cm" svg:x="2.6cm" svg:y="8.3cm">
          <text:p text:style-name="P1">成功获取UUI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7" draw:id="id7" draw:layer="layout" svg:width="5.5cm" svg:height="1.9cm" svg:x="3cm" svg:y="11.2cm">
          <text:p text:style-name="P1">进入LoginView</text:p>
          <text:p text:style-name="P1">加载二维码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6.2cm" svg:height="2.3cm" svg:x="2.7cm" svg:y="13.7cm">
          <text:p text:style-name="P1">成功加载二维码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xml:id="id9" draw:id="id9" draw:layer="layout" svg:width="6cm" svg:height="1.9cm" svg:x="2.8cm" svg:y="16.7cm">
          <text:p text:style-name="P1">提示用户扫描二维码</text:p>
          <text:p text:style-name="P1">以登录</text:p>
          <draw:enhanced-geometry svg:viewBox="0 0 21600 21600" draw:type="rectangle" draw:enhanced-path="M 0 0 L 21600 0 21600 21600 0 21600 0 0 Z N"/>
        </draw:custom-shape>
        <draw:custom-shape draw:style-name="gr5" draw:text-style-name="P2" xml:id="id3" draw:id="id3" draw:layer="layout" svg:width="3.9cm" svg:height="1.8cm" svg:x="11.5cm" svg:y="4.4cm">
          <text:p text:style-name="P1">等待超时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3" draw:layer="layout" svg:x1="5.6cm" svg:y1="2.2cm" svg:x2="5.6cm" svg:y2="2.8cm" draw:start-shape="id1" draw:start-glue-point="8" draw:end-shape="id2" draw:end-glue-point="4" svg:d="M5600 2200v600" svg:viewBox="0 0 1 601">
          <text:p/>
        </draw:connector>
        <draw:connector draw:style-name="gr6" draw:text-style-name="P3" draw:layer="layout" svg:x1="11.5cm" svg:y1="5.3cm" svg:x2="8.4cm" svg:y2="6.65cm" draw:start-shape="id3" draw:start-glue-point="5" draw:end-shape="id4" draw:end-glue-point="1" svg:d="M11500 5300h-1550v1350h-1550" svg:viewBox="0 0 3101 1351">
          <text:p/>
        </draw:connector>
        <draw:custom-shape draw:style-name="gr4" draw:text-style-name="P2" xml:id="id12" draw:id="id12" draw:layer="layout" svg:width="6cm" svg:height="1.9cm" svg:x="10.5cm" svg:y="6.8cm">
          <text:p text:style-name="P1">提示用户在手机上</text:p>
          <text:p text:style-name="P1">确认网页登录</text:p>
          <draw:enhanced-geometry svg:viewBox="0 0 21600 21600" draw:type="rectangle" draw:enhanced-path="M 0 0 L 21600 0 21600 21600 0 21600 0 0 Z N"/>
        </draw:custom-shape>
        <draw:custom-shape draw:style-name="gr5" draw:text-style-name="P2" xml:id="id5" draw:id="id5" draw:layer="layout" svg:width="3.9cm" svg:height="1.8cm" svg:x="11.6cm" svg:y="9.4cm">
          <text:p text:style-name="P1">等待超时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3" draw:layer="layout" svg:x1="11.6cm" svg:y1="10.3cm" svg:x2="8.4cm" svg:y2="6.65cm" draw:start-shape="id5" draw:start-glue-point="5" draw:end-shape="id4" draw:end-glue-point="1" svg:d="M11600 10300h-1600v-3650h-1600" svg:viewBox="0 0 3201 3651">
          <text:p/>
        </draw:connector>
        <draw:connector draw:style-name="gr6" draw:text-style-name="P3" draw:layer="layout" svg:x1="5.6cm" svg:y1="5.1cm" svg:x2="5.65cm" svg:y2="5.7cm" draw:start-shape="id2" draw:start-glue-point="6" draw:end-shape="id4" draw:end-glue-point="0" svg:d="M5600 5100v301h50v299" svg:viewBox="0 0 51 601">
          <text:p/>
        </draw:connector>
        <draw:connector draw:style-name="gr6" draw:text-style-name="P3" draw:layer="layout" svg:x1="5.65cm" svg:y1="7.6cm" svg:x2="5.7cm" svg:y2="8.3cm" draw:start-shape="id4" draw:start-glue-point="2" draw:end-shape="id6" draw:end-glue-point="4" svg:d="M5650 7600v350h50v350" svg:viewBox="0 0 51 701">
          <text:p/>
        </draw:connector>
        <draw:connector draw:style-name="gr6" draw:text-style-name="P3" draw:layer="layout" svg:x1="5.7cm" svg:y1="10.6cm" svg:x2="5.75cm" svg:y2="11.2cm" draw:start-shape="id6" draw:start-glue-point="6" draw:end-shape="id7" draw:end-glue-point="0" svg:d="M5700 10600v301h50v299" svg:viewBox="0 0 51 601">
          <text:p/>
        </draw:connector>
        <draw:connector draw:style-name="gr6" draw:text-style-name="P3" draw:layer="layout" svg:x1="8.8cm" svg:y1="9.45cm" svg:x2="8.4cm" svg:y2="6.65cm" draw:start-shape="id6" draw:start-glue-point="7" draw:end-shape="id4" draw:end-glue-point="1" svg:d="M8800 9450h502v-2800h-902" svg:viewBox="0 0 903 2801">
          <text:p/>
        </draw:connector>
        <draw:connector draw:style-name="gr6" draw:text-style-name="P3" draw:layer="layout" svg:x1="5.75cm" svg:y1="13.1cm" svg:x2="5.8cm" svg:y2="13.7cm" draw:start-shape="id7" draw:start-glue-point="2" draw:end-shape="id8" draw:end-glue-point="4" svg:d="M5750 13100v300h50v300" svg:viewBox="0 0 51 601">
          <text:p/>
        </draw:connector>
        <draw:connector draw:style-name="gr6" draw:text-style-name="P3" draw:layer="layout" svg:x1="8.9cm" svg:y1="14.85cm" svg:x2="8.5cm" svg:y2="12.15cm" draw:start-shape="id8" draw:start-glue-point="7" draw:end-shape="id7" draw:end-glue-point="1" svg:d="M8900 14850h502v-2700h-902" svg:viewBox="0 0 903 2701">
          <text:p/>
        </draw:connector>
        <draw:connector draw:style-name="gr6" draw:text-style-name="P3" draw:layer="layout" svg:x1="5.8cm" svg:y1="16cm" svg:x2="5.8cm" svg:y2="16.7cm" draw:start-shape="id8" draw:start-glue-point="6" draw:end-shape="id9" draw:end-glue-point="0" svg:d="M5800 16000v700" svg:viewBox="0 0 1 701">
          <text:p/>
        </draw:connector>
        <draw:custom-shape draw:style-name="gr7" draw:text-style-name="P2" xml:id="id10" draw:id="id10" draw:layer="layout" svg:width="1.3cm" svg:height="1.3cm" svg:x="5.2cm" svg:y="19.29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svg:x1="5.8cm" svg:y1="18.6cm" svg:x2="5.85cm" svg:y2="19.29cm" draw:start-shape="id9" draw:start-glue-point="2" draw:end-shape="id10" draw:end-glue-point="4" svg:d="M5800 18600v345h50v345" svg:viewBox="0 0 51 691">
          <text:p/>
        </draw:connector>
        <draw:custom-shape draw:style-name="gr8" draw:text-style-name="P2" xml:id="id11" draw:id="id11" draw:layer="layout" svg:width="1.3cm" svg:height="1.3cm" svg:x="12.8cm" svg:y="1.9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svg:x1="13.45cm" svg:y1="3.2cm" svg:x2="13.45cm" svg:y2="4.4cm" draw:start-shape="id11" draw:start-glue-point="8" draw:end-shape="id3" draw:end-glue-point="4" svg:d="M13450 3200v1200" svg:viewBox="0 0 1 1201">
          <text:p/>
        </draw:connector>
        <draw:connector draw:style-name="gr6" draw:text-style-name="P3" draw:layer="layout" svg:x1="13.45cm" svg:y1="6.2cm" svg:x2="13.5cm" svg:y2="6.8cm" draw:start-shape="id3" draw:start-glue-point="6" draw:end-shape="id12" draw:end-glue-point="0" svg:d="M13450 6200v301h50v299" svg:viewBox="0 0 51 601">
          <text:p/>
        </draw:connector>
        <draw:connector draw:style-name="gr6" draw:text-style-name="P3" draw:layer="layout" svg:x1="13.5cm" svg:y1="8.7cm" svg:x2="13.55cm" svg:y2="9.4cm" draw:start-shape="id12" draw:start-glue-point="2" draw:end-shape="id5" draw:end-glue-point="4" svg:d="M13500 8700v350h50v350" svg:viewBox="0 0 51 701">
          <text:p/>
        </draw:connector>
        <draw:frame draw:style-name="gr9" draw:text-style-name="P4" draw:layer="layout" svg:width="0.891cm" svg:height="0.988cm" svg:x="10.6cm" svg:y="9.5cm">
          <draw:text-box>
            <text:p>Y</text:p>
          </draw:text-box>
        </draw:frame>
        <draw:frame draw:style-name="gr9" draw:text-style-name="P4" draw:layer="layout" svg:width="0.891cm" svg:height="0.988cm" svg:x="10.601cm" svg:y="4.5cm">
          <draw:text-box>
            <text:p>Y</text:p>
          </draw:text-box>
        </draw:frame>
        <draw:frame draw:style-name="gr10" draw:text-style-name="P4" draw:layer="layout" svg:width="0.976cm" svg:height="0.988cm" svg:x="8.5cm" svg:y="8.6cm">
          <draw:text-box>
            <text:p>N</text:p>
          </draw:text-box>
        </draw:frame>
        <draw:frame draw:style-name="gr9" draw:text-style-name="P4" draw:layer="layout" svg:width="0.891cm" svg:height="0.988cm" svg:x="5.701cm" svg:y="10.4cm">
          <draw:text-box>
            <text:p>Y</text:p>
          </draw:text-box>
        </draw:frame>
        <draw:frame draw:style-name="gr9" draw:text-style-name="P4" draw:layer="layout" svg:width="0.891cm" svg:height="0.988cm" svg:x="5.801cm" svg:y="15.9cm">
          <draw:text-box>
            <text:p>Y</text:p>
          </draw:text-box>
        </draw:frame>
        <draw:frame draw:style-name="gr10" draw:text-style-name="P4" draw:layer="layout" svg:width="0.976cm" svg:height="0.988cm" svg:x="8.6cm" svg:y="14cm">
          <draw:text-box>
            <text:p>N</text:p>
          </draw:text-box>
        </draw:frame>
        <draw:frame draw:style-name="gr10" draw:text-style-name="P4" draw:layer="layout" svg:width="0.976cm" svg:height="0.988cm" svg:x="13.6cm" svg:y="6cm">
          <draw:text-box>
            <text:p>N</text:p>
          </draw:text-box>
        </draw:frame>
        <draw:frame draw:style-name="gr10" draw:text-style-name="P4" draw:layer="layout" svg:width="0.976cm" svg:height="0.988cm" svg:x="13.7cm" svg:y="11cm">
          <draw:text-box>
            <text:p>N</text:p>
          </draw:text-box>
        </draw:frame>
        <draw:custom-shape draw:style-name="gr4" draw:text-style-name="P2" xml:id="id13" draw:id="id13" draw:layer="layout" svg:width="6cm" svg:height="1.9cm" svg:x="10.6cm" svg:y="11.8cm">
          <text:p text:style-name="P1">提示用户等待</text:p>
          <text:p text:style-name="P1">登录进程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13.55cm" svg:y1="11.2cm" svg:x2="13.6cm" svg:y2="11.8cm" draw:start-shape="id5" draw:start-glue-point="6" draw:end-shape="id13" draw:end-glue-point="0" svg:d="M13550 11200v301h50v299" svg:viewBox="0 0 51 601">
          <text:p/>
        </draw:connector>
        <draw:custom-shape draw:style-name="gr11" draw:text-style-name="P2" xml:id="id15" draw:id="id15" draw:layer="layout" svg:width="6.9cm" svg:height="1.9cm" svg:x="10.2cm" svg:y="16.7cm">
          <text:p text:style-name="P1">进入NavigatorView</text:p>
          <text:p text:style-name="P1">轮询同步心跳</text:p>
          <draw:enhanced-geometry svg:viewBox="0 0 21600 21600" draw:type="rectangle" draw:enhanced-path="M 0 0 L 21600 0 21600 21600 0 21600 0 0 Z N"/>
        </draw:custom-shape>
        <draw:custom-shape draw:style-name="gr5" draw:text-style-name="P2" xml:id="id14" draw:id="id14" draw:layer="layout" svg:width="3.9cm" svg:height="1.8cm" svg:x="11.701cm" svg:y="14.301cm">
          <text:p text:style-name="P1">等待超时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3" draw:layer="layout" svg:x1="13.6cm" svg:y1="13.7cm" svg:x2="13.651cm" svg:y2="14.301cm" draw:start-shape="id13" draw:start-glue-point="2" draw:end-shape="id14" draw:end-glue-point="4" svg:d="M13600 13700v301h51v300" svg:viewBox="0 0 52 602">
          <text:p/>
        </draw:connector>
        <draw:connector draw:style-name="gr6" draw:text-style-name="P3" draw:layer="layout" svg:x1="11.701cm" svg:y1="15.201cm" svg:x2="8.4cm" svg:y2="6.65cm" draw:start-shape="id14" draw:start-glue-point="5" draw:end-shape="id4" draw:end-glue-point="1" svg:d="M11701 15201h-1650v-8551h-1651" svg:viewBox="0 0 3302 8552">
          <text:p/>
        </draw:connector>
        <draw:connector draw:style-name="gr6" draw:text-style-name="P3" draw:layer="layout" svg:x1="13.651cm" svg:y1="16.101cm" svg:x2="13.65cm" svg:y2="16.7cm" draw:start-shape="id14" draw:start-glue-point="6" draw:end-shape="id15" draw:end-glue-point="0" svg:d="M13651 16101v300h-1v299" svg:viewBox="0 0 2 600">
          <text:p/>
        </draw:connector>
        <draw:frame draw:style-name="gr9" draw:text-style-name="P4" draw:layer="layout" svg:width="0.891cm" svg:height="0.988cm" svg:x="10.601cm" svg:y="14.4cm">
          <draw:text-box>
            <text:p>Y</text:p>
          </draw:text-box>
        </draw:frame>
        <draw:frame draw:style-name="gr10" draw:text-style-name="P4" draw:layer="layout" svg:width="0.976cm" svg:height="0.988cm" svg:x="13.7cm" svg:y="15.9cm">
          <draw:text-box>
            <text:p>N</text:p>
          </draw:text-box>
        </draw:frame>
        <draw:connector draw:style-name="gr12" draw:text-style-name="P3" draw:layer="layout" draw:line-skew="0.399cm" svg:x1="8.7cm" svg:y1="3.95cm" svg:x2="17.1cm" svg:y2="17.65cm" draw:start-shape="id2" draw:start-glue-point="7" draw:end-shape="id15" draw:end-glue-point="1" svg:d="M8700 3950h9300v13700h-900" svg:viewBox="0 0 9301 13701">
          <text:p/>
        </draw:connector>
        <draw:frame draw:style-name="gr10" draw:text-style-name="P4" draw:layer="layout" svg:width="0.976cm" svg:height="0.988cm" svg:x="5.6cm" svg:y="4.9cm">
          <draw:text-box>
            <text:p>N</text:p>
          </draw:text-box>
        </draw:frame>
        <draw:frame draw:style-name="gr9" draw:text-style-name="P4" draw:layer="layout" svg:width="0.891cm" svg:height="0.988cm" svg:x="8.601cm" svg:y="3.1cm">
          <draw:text-box>
            <text:p>Y</text:p>
          </draw:text-box>
        </draw:frame>
        <draw:custom-shape draw:style-name="gr13" draw:text-style-name="P2" xml:id="id17" draw:id="id17" draw:layer="layout" svg:width="5.2cm" svg:height="2.1cm" svg:x="19.9cm" svg:y="3.2cm">
          <text:p text:style-name="P1">心跳同步失败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" xml:id="id16" draw:id="id16" draw:layer="layout" svg:width="1.3cm" svg:height="1.3cm" svg:x="13.001cm" svg:y="19.291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svg:x1="13.65cm" svg:y1="18.6cm" svg:x2="13.651cm" svg:y2="19.291cm" draw:start-shape="id15" draw:start-glue-point="2" draw:end-shape="id16" draw:end-glue-point="4" svg:d="M13650 18600v346h1v345" svg:viewBox="0 0 2 692">
          <text:p/>
        </draw:connector>
        <draw:custom-shape draw:style-name="gr8" draw:text-style-name="P2" xml:id="id18" draw:id="id18" draw:layer="layout" svg:width="1.3cm" svg:height="1.3cm" svg:x="21.8cm" svg:y="1.3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line-skew="2.15cm" svg:x1="19.9cm" svg:y1="4.25cm" svg:x2="8.4cm" svg:y2="6.65cm" draw:start-shape="id17" draw:start-glue-point="5" draw:end-shape="id4" draw:end-glue-point="1" svg:d="M19900 4250h-3600v2400h-7900" svg:viewBox="0 0 11501 2401">
          <text:p/>
        </draw:connector>
        <draw:frame draw:style-name="gr9" draw:text-style-name="P4" draw:layer="layout" svg:width="0.891cm" svg:height="0.988cm" svg:x="19.202cm" svg:y="2.9cm">
          <draw:text-box>
            <text:p>Y</text:p>
          </draw:text-box>
        </draw:frame>
        <draw:connector draw:style-name="gr6" draw:text-style-name="P3" draw:layer="layout" svg:x1="22.45cm" svg:y1="2.6cm" svg:x2="22.5cm" svg:y2="3.2cm" draw:start-shape="id18" draw:start-glue-point="8" draw:end-shape="id17" draw:end-glue-point="4" svg:d="M22450 2600v301h50v299" svg:viewBox="0 0 51 601">
          <text:p/>
        </draw:connector>
        <draw:custom-shape draw:style-name="gr11" draw:text-style-name="P2" xml:id="id19" draw:id="id19" draw:layer="layout" svg:width="6.9cm" svg:height="1.9cm" svg:x="19.1cm" svg:y="6.1cm">
          <text:p text:style-name="P1">进入WxView</text:p>
          <text:p text:style-name="P1">轮询检查新消息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22.5cm" svg:y1="5.3cm" svg:x2="22.55cm" svg:y2="6.1cm" draw:start-shape="id17" draw:start-glue-point="6" draw:end-shape="id19" draw:end-glue-point="0" svg:d="M22500 5300v401h50v399" svg:viewBox="0 0 51 801">
          <text:p/>
        </draw:connector>
        <draw:frame draw:style-name="gr10" draw:text-style-name="P4" draw:layer="layout" svg:width="0.976cm" svg:height="0.988cm" svg:x="22.624cm" svg:y="5.2cm">
          <draw:text-box>
            <text:p>N</text:p>
          </draw:text-box>
        </draw:frame>
        <draw:custom-shape draw:style-name="gr14" draw:text-style-name="P2" xml:id="id20" draw:id="id20" draw:layer="layout" svg:width="7.4cm" svg:height="3.2cm" svg:x="18.9cm" svg:y="8.7cm">
          <text:p text:style-name="P1">根据消息类型</text:p>
          <text:p text:style-name="P1">解析文字、图片、语音、</text:p>
          <text:p text:style-name="P1">视频等消息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22.55cm" svg:y1="8cm" svg:x2="22.6cm" svg:y2="8.7cm" draw:start-shape="id19" draw:start-glue-point="2" draw:end-shape="id20" draw:end-glue-point="0" svg:d="M22550 8000v350h50v350" svg:viewBox="0 0 51 701">
          <text:p/>
        </draw:connector>
        <draw:custom-shape draw:style-name="gr11" draw:text-style-name="P2" xml:id="id21" draw:id="id21" draw:layer="layout" svg:width="6.9cm" svg:height="1.9cm" svg:x="19.2cm" svg:y="12.6cm">
          <text:p text:style-name="P1">进入ChatView</text:p>
          <text:p text:style-name="P1">发送文字消息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22.6cm" svg:y1="11.9cm" svg:x2="22.65cm" svg:y2="12.6cm" draw:start-shape="id20" draw:start-glue-point="2" draw:end-shape="id21" draw:end-glue-point="0" svg:d="M22600 11900v350h50v350" svg:viewBox="0 0 51 701">
          <text:p/>
        </draw:connector>
        <draw:custom-shape draw:style-name="gr11" draw:text-style-name="P2" xml:id="id22" draw:id="id22" draw:layer="layout" svg:width="6.9cm" svg:height="1.9cm" svg:x="19.2cm" svg:y="15.2cm">
          <text:p text:style-name="P1">点击关闭按钮</text:p>
          <text:p text:style-name="P1">注销退出微信</text:p>
          <draw:enhanced-geometry svg:viewBox="0 0 21600 21600" draw:type="rectangle" draw:enhanced-path="M 0 0 L 21600 0 21600 21600 0 21600 0 0 Z N"/>
        </draw:custom-shape>
        <draw:custom-shape draw:style-name="gr1" draw:text-style-name="P2" xml:id="id23" draw:id="id23" draw:layer="layout" svg:width="2.2cm" svg:height="1.2cm" svg:x="21.6cm" svg:y="17.8cm">
          <text:p text:style-name="P1">结束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svg:x1="22.65cm" svg:y1="14.5cm" svg:x2="22.65cm" svg:y2="15.2cm" draw:start-shape="id21" draw:start-glue-point="2" draw:end-shape="id22" draw:end-glue-point="0" svg:d="M22650 14500v700" svg:viewBox="0 0 1 701">
          <text:p/>
        </draw:connector>
        <draw:connector draw:style-name="gr6" draw:text-style-name="P3" draw:layer="layout" svg:x1="22.65cm" svg:y1="17.1cm" svg:x2="22.7cm" svg:y2="17.8cm" draw:start-shape="id22" draw:start-glue-point="2" draw:end-shape="id23" draw:end-glue-point="4" svg:d="M22650 17100v350h50v350" svg:viewBox="0 0 51 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 Devanagari" svg:font-family="'Noto Sans Devanagari'" style:font-family-generic="system" style:font-pitch="variable"/>
    <style:font-face style:name="微软雅黑" svg:font-family="微软雅黑" style:font-family-generic="system" style:font-pitch="variable"/>
    <style:font-face style:name="文泉驿正黑" svg:font-family="文泉驿正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文泉驿正黑" style:font-size-asian="24pt" style:language-asian="zh" style:country-asian="CN" style:font-name-complex="文泉驿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8T15:17:50.761965890</meta:creation-date>
    <dc:date>2016-09-19T09:56:28.680746931</dc:date>
    <meta:editing-duration>PT43M34S</meta:editing-duration>
    <meta:editing-cycles>79</meta:editing-cycles>
    <meta:generator>LibreOffice/5.2.1.2$Linux_X86_64 LibreOffice_project/20m0$Build-2</meta:generator>
    <meta:document-statistic meta:object-count="64"/>
  </office:meta>
</office:document-meta>
</file>